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bFileSet.isInclud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FileSet.setIncludeUrl( boolean includ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FileSet.setUrlBase( String url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FileSet.getUrl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FileSet.isInclud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FileSet.setIncludeImpl( boolean include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